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left"/>
    </style:style>
    <style:style style:name="Table1.A" style:family="table-column">
      <style:table-column-properties style:column-width="1.4729in"/>
    </style:style>
    <style:style style:name="Table1.B" style:family="table-column">
      <style:table-column-properties style:column-width="3.1889in"/>
    </style:style>
    <style:style style:name="Table1.C" style:family="table-column">
      <style:table-column-properties style:column-width="2.0313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Preformatted_20_Text" style:list-style-name="L2"/>
    <style:style style:name="P2" style:family="paragraph" style:parent-style-name="Preformatted_20_Text" style:list-style-name="L2">
      <style:paragraph-properties fo:margin-top="0in" fo:margin-bottom="0.1965in" style:contextual-spacing="false"/>
    </style:style>
    <style:style style:name="P3" style:family="paragraph" style:parent-style-name="Preformatted_20_Text">
      <style:paragraph-properties fo:margin-top="0in" fo:margin-bottom="0.1965in" style:contextual-spacing="false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5"/>
    <style:style style:name="P9" style:family="paragraph" style:parent-style-name="Text_20_body" style:list-style-name="L6"/>
    <style:style style:name="P10" style:family="paragraph" style:parent-style-name="Text_20_body" style:list-style-name="L7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Ja, jetzt verstehe ich genau, was du meinst: Du möchtest wissen, <text:span text:style-name="Strong_20_Emphasis">wie man in Python-Docstrings durch bestimmte Formatierungen und Strukturierungen</text:span> dafür sorgt, dass Tools wie IDEs (z.B. VSCode, PyCharm) oder interaktive Umgebungen beim <text:span text:style-name="Strong_20_Emphasis">Hover oder Autocomplete</text:span> eine übersichtliche, gut strukturierte und gut lesbare Dokumentation anzeigen.</text:p>
      <text:p text:style-name="Text_20_body">Du willst also <text:span text:style-name="Strong_20_Emphasis">praktische Tricks und Regeln</text:span>, wie du Docstrings aufbaust, damit die IDE oder der Help-Viewer eine perfekte, gegliederte Übersicht mit Überschriften, Unterpunkten und klaren Parametern zeigt.</text:p>
      <text:p text:style-name="Horizontal_20_Line"/>
      <text:h text:style-name="Heading_20_1" text:outline-level="1">So strukturierst du Docstrings, damit IDEs und Tools perfekte Hovern-Dokumentation liefern</text:h>
      <text:p text:style-name="Horizontal_20_Line"/>
      <text:h text:style-name="Heading_20_2" text:outline-level="2">1. Verwende ein einheitliches Docstring-Format</text:h>
      <text:p text:style-name="Text_20_body">Die meisten IDEs und Dokumentations-Tools unterstützen besonders gut:</text:p>
      <text:list text:style-name="L1">
        <text:list-item>
          <text:p text:style-name="P4"><text:span text:style-name="Strong_20_Emphasis">Google Style Docstrings</text:span></text:p>
        </text:list-item>
        <text:list-item>
          <text:p text:style-name="P4"><text:span text:style-name="Strong_20_Emphasis">NumPy Style Docstrings</text:span></text:p>
        </text:list-item>
        <text:list-item>
          <text:p text:style-name="P4"><text:span text:style-name="Strong_20_Emphasis">reStructuredText (reST) Style</text:span></text:p>
        </text:list-item>
      </text:list>
      <text:p text:style-name="Text_20_body">Die IDEs erkennen diese Formate und formatieren beim Hover entsprechend sauber.</text:p>
      <text:p text:style-name="Text_20_body"><text:span text:style-name="Strong_20_Emphasis">Mein Tipp:</text:span> Google Style ist am einfachsten und wird von den meisten Tools gut erkannt.</text:p>
      <text:p text:style-name="Horizontal_20_Line"/>
      <text:h text:style-name="Heading_20_2" text:outline-level="2">2. Überschriften in Docstrings für Parameter, Rückgabe und Fehler</text:h>
      <text:p text:style-name="Text_20_body"><text:span text:style-name="Strong_20_Emphasis">Wie du Überschriften machst:</text:span></text:p>
      <text:list text:style-name="L2">
        <text:list-item>
          <text:p text:style-name="P5">Schreibe klare Abschnittstitel <text:span text:style-name="Strong_20_Emphasis">ganz links, gefolgt von einem Doppelpunkt</text:span>.</text:p>
        </text:list-item>
        <text:list-item>
          <text:p text:style-name="P5">Beispiel:</text:p>
          <text:p text:style-name="P1"><text:span text:style-name="Source_20_Text">Args:</text:span></text:p>
          <text:p text:style-name="P1"><text:span text:style-name="Source_20_Text">Returns:</text:span></text:p>
          <text:p text:style-name="P1"><text:span text:style-name="Source_20_Text">Raises:</text:span></text:p>
          <text:p text:style-name="P2"><text:span text:style-name="Source_20_Text">Examples:</text:span></text:p>
        </text:list-item>
        <text:list-item>
          <text:p text:style-name="P5">Diese werden von IDEs als Überschriften erkannt und gruppieren darunter die jeweiligen Beschreibungen.</text:p>
        </text:list-item>
      </text:list>
      <text:p text:style-name="Horizontal_20_Line"/>
      <text:h text:style-name="Heading_20_2" text:outline-level="2"><text:soft-page-break/>3. Parameter sauber als Unterpunkte schreiben</text:h>
      <text:p text:style-name="Text_20_body"><text:span text:style-name="Strong_20_Emphasis">Damit die Parameter im Hover sauber als Liste erscheinen:</text:span></text:p>
      <text:list text:style-name="L3">
        <text:list-item>
          <text:p text:style-name="P6">Schreibe jeden Parameter in einer eigenen Zeile unter <text:span text:style-name="Source_20_Text">Args:</text:span> (oder <text:span text:style-name="Source_20_Text">Parameters:</text:span>).</text:p>
        </text:list-item>
        <text:list-item>
          <text:p text:style-name="P6">Gib den Parameternamen, den Typ in Klammern und dann eine kurze Beschreibung an.</text:p>
        </text:list-item>
        <text:list-item>
          <text:p text:style-name="P6"><text:span text:style-name="Strong_20_Emphasis">Einrückung (meist 4 Leerzeichen)</text:span> für alle Parameterbeschreibungen ist wichtig.</text:p>
        </text:list-item>
      </text:list>
      <text:p text:style-name="Text_20_body"><text:span text:style-name="Strong_20_Emphasis">Beispiel:</text:span></text:p>
      <text:p text:style-name="Preformatted_20_Text"><text:span text:style-name="Source_20_Text">Args:</text:span></text:p>
      <text:p text:style-name="Preformatted_20_Text"><text:span text:style-name="Source_20_Text"><text:s text:c="4"/>x (int): Beschreibung von x.</text:span></text:p>
      <text:p text:style-name="P3"><text:span text:style-name="Source_20_Text"><text:s text:c="4"/>y (str): Beschreibung von y.</text:span></text:p>
      <text:p text:style-name="Text_20_body">Viele IDEs zeigen dann beim Hover eine saubere Tabelle oder Liste der Parameter mit Typ und Beschreibung.</text:p>
      <text:p text:style-name="Horizontal_20_Line"/>
      <text:h text:style-name="Heading_20_2" text:outline-level="2">4. Mehrzeilige Parameterbeschreibungen und Unterpunkte</text:h>
      <text:p text:style-name="Text_20_body">Wenn du für einen Parameter noch Details oder Unterpunkte angeben willst, nutze <text:span text:style-name="Strong_20_Emphasis">weiter Einrückungen</text:span>.</text:p>
      <text:p text:style-name="Text_20_body">Zum Beispiel:</text:p>
      <text:p text:style-name="Preformatted_20_Text"><text:span text:style-name="Source_20_Text">Args:</text:span></text:p>
      <text:p text:style-name="Preformatted_20_Text"><text:span text:style-name="Source_20_Text"><text:s text:c="4"/>config (dict): Konfigurationsoptionen mit folgenden Schlüsseln:</text:span></text:p>
      <text:p text:style-name="Preformatted_20_Text"><text:span text:style-name="Source_20_Text"><text:s text:c="8"/>- 'host' (str): Hostname.</text:span></text:p>
      <text:p text:style-name="P3"><text:span text:style-name="Source_20_Text"><text:s text:c="8"/>- 'port' (int): Portnummer.</text:span></text:p>
      <text:p text:style-name="Text_20_body">So werden die Unterpunkte im Hover als Unterliste angezeigt und die Übersicht bleibt erhalten.</text:p>
      <text:p text:style-name="Horizontal_20_Line"/>
      <text:h text:style-name="Heading_20_2" text:outline-level="2">5. Rückgabewert formatieren</text:h>
      <text:list text:style-name="L4">
        <text:list-item>
          <text:p text:style-name="P7">Schreibe eine <text:span text:style-name="Source_20_Text">Returns:</text:span>-Sektion mit Typ und kurzer Beschreibung.</text:p>
        </text:list-item>
        <text:list-item>
          <text:p text:style-name="P7">Auch hier idealerweise eine Zeile pro Rückgabewert.</text:p>
        </text:list-item>
      </text:list>
      <text:p text:style-name="Preformatted_20_Text"><text:span text:style-name="Source_20_Text">Returns:</text:span></text:p>
      <text:p text:style-name="P3"><text:span text:style-name="Source_20_Text"><text:s text:c="4"/>bool: True, wenn erfolgreich.</text:span></text:p>
      <text:p text:style-name="Horizontal_20_Line"/>
      <text:h text:style-name="Heading_20_2" text:outline-level="2">6. Fehler (Exceptions) angeben</text:h>
      <text:list text:style-name="L5">
        <text:list-item>
          <text:p text:style-name="P8">Schreibe eine <text:span text:style-name="Source_20_Text">Raises:</text:span>-Sektion.</text:p>
        </text:list-item>
        <text:list-item>
          <text:p text:style-name="P8">Liste mögliche Exceptions mit Erklärung.</text:p>
        </text:list-item>
      </text:list>
      <text:p text:style-name="Preformatted_20_Text"><text:span text:style-name="Source_20_Text">Raises:</text:span></text:p>
      <text:p text:style-name="P3"><text:span text:style-name="Source_20_Text"><text:s text:c="4"/>ValueError: Wenn der Eingabewert ungültig ist.</text:span></text:p>
      <text:p text:style-name="Horizontal_20_Line"/>
      <text:h text:style-name="Heading_20_2" text:outline-level="2"><text:soft-page-break/>7. Beispiele für besseren Kontext</text:h>
      <text:list text:style-name="L6">
        <text:list-item>
          <text:p text:style-name="P9">Schreibe eine <text:span text:style-name="Source_20_Text">Examples:</text:span>-Sektion.</text:p>
        </text:list-item>
        <text:list-item>
          <text:p text:style-name="P9">Schreibe typische Anwendungsbeispiele in der Form von Python-Interpretersitzungen (<text:span text:style-name="Source_20_Text">&gt;&gt;&gt;</text:span>).</text:p>
        </text:list-item>
      </text:list>
      <text:p text:style-name="Preformatted_20_Text"><text:span text:style-name="Source_20_Text">Examples:</text:span></text:p>
      <text:p text:style-name="Preformatted_20_Text"><text:span text:style-name="Source_20_Text"><text:s text:c="4"/>&gt;&gt;&gt; meine_funktion(5, "Test")</text:span></text:p>
      <text:p text:style-name="P3"><text:span text:style-name="Source_20_Text"><text:s text:c="4"/>True</text:span></text:p>
      <text:p text:style-name="Text_20_body">Viele IDEs zeigen diesen Bereich beim Hover in einer separaten Box oder einem extra Fenster an.</text:p>
      <text:p text:style-name="Horizontal_20_Line"/>
      <text:h text:style-name="Heading_20_2" text:outline-level="2">8. Ein vollständiges Minimal-Beispiel, das perfekt im Hover erscheint</text:h>
      <text:p text:style-name="Preformatted_20_Text"><text:span text:style-name="Source_20_Text">def meine_funktion(x, y, config=None):</text:span></text:p>
      <text:p text:style-name="Preformatted_20_Text"><text:span text:style-name="Source_20_Text"><text:s text:c="4"/>"""</text:span></text:p>
      <text:p text:style-name="Preformatted_20_Text"><text:span text:style-name="Source_20_Text"><text:s text:c="4"/>Verarbeitet Eingabewerte und gibt True zurück, wenn erfolgreich.</text:span></text:p>
      <text:p text:style-name="Preformatted_20_Text"/>
      <text:p text:style-name="Preformatted_20_Text"><text:span text:style-name="Source_20_Text"><text:s text:c="4"/>Args:</text:span></text:p>
      <text:p text:style-name="Preformatted_20_Text"><text:span text:style-name="Source_20_Text"><text:s text:c="8"/>x (int): Erste Zahl.</text:span></text:p>
      <text:p text:style-name="Preformatted_20_Text"><text:span text:style-name="Source_20_Text"><text:s text:c="8"/>y (str): Textbeschreibung.</text:span></text:p>
      <text:p text:style-name="Preformatted_20_Text"><text:span text:style-name="Source_20_Text"><text:s text:c="8"/>config (dict, optional): Konfigurationsparameter mit:</text:span></text:p>
      <text:p text:style-name="Preformatted_20_Text"><text:span text:style-name="Source_20_Text"><text:s text:c="12"/>- 'verbose' (bool): Ausgabe aktivieren.</text:span></text:p>
      <text:p text:style-name="Preformatted_20_Text"><text:span text:style-name="Source_20_Text"><text:s text:c="12"/>- 'timeout' (int): Timeout in Sekunden.</text:span></text:p>
      <text:p text:style-name="Preformatted_20_Text"/>
      <text:p text:style-name="Preformatted_20_Text"><text:span text:style-name="Source_20_Text"><text:s text:c="4"/>Returns:</text:span></text:p>
      <text:p text:style-name="Preformatted_20_Text"><text:span text:style-name="Source_20_Text"><text:s text:c="8"/>bool: True bei Erfolg, sonst False.</text:span></text:p>
      <text:p text:style-name="Preformatted_20_Text"/>
      <text:p text:style-name="Preformatted_20_Text"><text:span text:style-name="Source_20_Text"><text:s text:c="4"/>Raises:</text:span></text:p>
      <text:p text:style-name="Preformatted_20_Text"><text:span text:style-name="Source_20_Text"><text:s text:c="8"/>ValueError: Wenn x negativ ist.</text:span></text:p>
      <text:p text:style-name="Preformatted_20_Text"/>
      <text:p text:style-name="Preformatted_20_Text"><text:span text:style-name="Source_20_Text"><text:s text:c="4"/>Examples:</text:span></text:p>
      <text:p text:style-name="Preformatted_20_Text"><text:span text:style-name="Source_20_Text"><text:s text:c="8"/>&gt;&gt;&gt; meine_funktion(5, "Hallo")</text:span></text:p>
      <text:p text:style-name="Preformatted_20_Text"><text:span text:style-name="Source_20_Text"><text:s text:c="8"/>True</text:span></text:p>
      <text:p text:style-name="P3"><text:span text:style-name="Source_20_Text"><text:s text:c="4"/>"""</text:span></text:p>
      <text:p text:style-name="Horizontal_20_Line"/>
      <text:h text:style-name="Heading_20_2" text:outline-level="2">9. Warum funktionieren diese Tricks?</text:h>
      <text:list text:style-name="L7">
        <text:list-item>
          <text:p text:style-name="P10">IDEs und Tools parsen den Docstring nach bestimmten <text:span text:style-name="Strong_20_Emphasis">Schlüsselwörtern und Formatierungen</text:span>.</text:p>
        </text:list-item>
        <text:list-item>
          <text:p text:style-name="P10">Einrückungen signalisieren Unterpunkte.</text:p>
        </text:list-item>
        <text:list-item>
          <text:p text:style-name="P10">Doppelpunkte markieren Abschnittsüberschriften.</text:p>
        </text:list-item>
        <text:list-item>
          <text:p text:style-name="P10">Einheitliches Format ermöglicht eine strukturierte Darstellung statt eines unübersichtlichen Fließtexts.</text:p>
        </text:list-item>
      </text:list>
      <text:p text:style-name="Horizontal_20_Line"/>
      <text:h text:style-name="Heading_20_2" text:outline-level="2"><text:soft-page-break/>Zusammenfassung: So erzielst du perfekte Hover-Dokumentation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Was tun?</text:p>
            </table:table-cell>
            <table:table-cell table:style-name="Table1.A1" office:value-type="string">
              <text:p text:style-name="Table_20_Heading">Wie genau?</text:p>
            </table:table-cell>
            <table:table-cell table:style-name="Table1.A1" office:value-type="string">
              <text:p text:style-name="Table_20_Heading">Effekt im Hover</text:p>
            </table:table-cell>
          </table:table-row>
        </table:table-header-rows>
        <table:table-row>
          <table:table-cell table:style-name="Table1.A1" office:value-type="string">
            <text:p text:style-name="Table_20_Contents">Überschriften setzen</text:p>
          </table:table-cell>
          <table:table-cell table:style-name="Table1.A1" office:value-type="string">
            <text:p text:style-name="Table_20_Contents"><text:span text:style-name="Source_20_Text">Args:</text:span>, <text:span text:style-name="Source_20_Text">Returns:</text:span>, <text:span text:style-name="Source_20_Text">Raises:</text:span> jeweils am Zeilenanfang mit <text:span text:style-name="Source_20_Text">:</text:span></text:p>
          </table:table-cell>
          <table:table-cell table:style-name="Table1.A1" office:value-type="string">
            <text:p text:style-name="Table_20_Contents">Klar erkennbare Abschnitte</text:p>
          </table:table-cell>
        </table:table-row>
        <table:table-row>
          <table:table-cell table:style-name="Table1.A1" office:value-type="string">
            <text:p text:style-name="Table_20_Contents">Parameter einzeln auflisten</text:p>
          </table:table-cell>
          <table:table-cell table:style-name="Table1.A1" office:value-type="string">
            <text:p text:style-name="Table_20_Contents"><text:span text:style-name="Source_20_Text">param_name (Typ): Beschreibung</text:span> mit 4 Leerzeichen eingerückt</text:p>
          </table:table-cell>
          <table:table-cell table:style-name="Table1.A1" office:value-type="string">
            <text:p text:style-name="Table_20_Contents">Übersichtliche Parameterliste</text:p>
          </table:table-cell>
        </table:table-row>
        <table:table-row>
          <table:table-cell table:style-name="Table1.A1" office:value-type="string">
            <text:p text:style-name="Table_20_Contents">Unterpunkte einrücken</text:p>
          </table:table-cell>
          <table:table-cell table:style-name="Table1.A1" office:value-type="string">
            <text:p text:style-name="Table_20_Contents">Weitere 4 Leerzeichen + <text:span text:style-name="Source_20_Text">-</text:span> oder <text:span text:style-name="Source_20_Text">*</text:span> für Listenpunkte</text:p>
          </table:table-cell>
          <table:table-cell table:style-name="Table1.A1" office:value-type="string">
            <text:p text:style-name="Table_20_Contents">Strukturierte, verschachtelte Details</text:p>
          </table:table-cell>
        </table:table-row>
        <table:table-row>
          <table:table-cell table:style-name="Table1.A1" office:value-type="string">
            <text:p text:style-name="Table_20_Contents">Beispiele mit <text:span text:style-name="Source_20_Text">&gt;&gt;&gt;</text:span>-Syntax</text:p>
          </table:table-cell>
          <table:table-cell table:style-name="Table1.A1" office:value-type="string">
            <text:p text:style-name="Table_20_Contents">Beispielcode in <text:span text:style-name="Source_20_Text">Examples:</text:span> Abschnitt</text:p>
          </table:table-cell>
          <table:table-cell table:style-name="Table1.A1" office:value-type="string">
            <text:p text:style-name="Table_20_Contents">Anschauliche Anwendungsbeispiele</text:p>
          </table:table-cell>
        </table:table-row>
        <table:table-row>
          <table:table-cell table:style-name="Table1.A1" office:value-type="string">
            <text:p text:style-name="Table_20_Contents">Fehler dokumentieren</text:p>
          </table:table-cell>
          <table:table-cell table:style-name="Table1.A1" office:value-type="string">
            <text:p text:style-name="Table_20_Contents"><text:span text:style-name="Source_20_Text">Raises:</text:span> mit Exception und Grund</text:p>
          </table:table-cell>
          <table:table-cell table:style-name="Table1.A1" office:value-type="string">
            <text:p text:style-name="Table_20_Contents">Hinweise auf mögliche Fehler</text:p>
          </table:table-cell>
        </table:table-row>
      </table:table>
      <text:p text:style-name="Horizontal_20_Line"/>
      <text:p text:style-name="Text_20_body">Wenn du diese einfachen Regeln befolgst, sieht deine Docstring-Dokumentation in fast jeder IDE beim Hover perfekt aus und hilft dir und anderen, Funktionen sofort richtig zu verstehen.</text:p>
      <text:p text:style-name="Horizontal_20_Line"/>
      <text:p text:style-name="Text_20_body">Wenn du möchtest, kann ich dir noch genau erklären, wie du z.B. mit Sphinx oder anderen Tools aus diesen Docstrings sogar Webseiten oder PDFs machst. Möchtest du das?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9T18:22:06.478410356</meta:creation-date>
    <dc:date>2025-07-09T18:22:11.997900904</dc:date>
    <meta:editing-duration>PT5S</meta:editing-duration>
    <meta:editing-cycles>1</meta:editing-cycles>
    <meta:document-statistic meta:table-count="1" meta:image-count="0" meta:object-count="0" meta:page-count="4" meta:paragraph-count="98" meta:word-count="626" meta:character-count="4715" meta:non-whitespace-character-count="4058"/>
    <meta:generator>LibreOffice/24.2.7.2$Linux_X86_64 LibreOffice_project/420$Build-2</meta:generator>
  </office:meta>
</office:document-meta>
</file>